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</table:table-row>
        <table:table-row table:style-name="ro1"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0.00086" calcext:value-type="float">
            <text:p>0.00086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0872" calcext:value-type="float">
            <text:p>0.000872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1096" calcext:value-type="float">
            <text:p>0.001096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0994" calcext:value-type="float">
            <text:p>0.000994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0876" calcext:value-type="float">
            <text:p>0.000876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0.000648" calcext:value-type="float">
            <text:p>0.00064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0648" calcext:value-type="float">
            <text:p>0.00064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0672" calcext:value-type="float">
            <text:p>0.000672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068" calcext:value-type="float">
            <text:p>0.0006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0652" calcext:value-type="float">
            <text:p>0.00065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0.000645" calcext:value-type="float">
            <text:p>0.00064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0642" calcext:value-type="float">
            <text:p>0.00064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0666" calcext:value-type="float">
            <text:p>0.000666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0661" calcext:value-type="float">
            <text:p>0.00066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0.000661" calcext:value-type="float">
            <text:p>0.000661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0675" calcext:value-type="float">
            <text:p>0.000675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0654" calcext:value-type="float">
            <text:p>0.000654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0656" calcext:value-type="float">
            <text:p>0.000656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0698" calcext:value-type="float">
            <text:p>0.00069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</table:table-row>
        <table:table-row table:style-name="ro1"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0.001321" calcext:value-type="float">
            <text:p>0.001321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131" calcext:value-type="float">
            <text:p>0.00131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1296" calcext:value-type="float">
            <text:p>0.001296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129" calcext:value-type="float">
            <text:p>0.00129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1308" calcext:value-type="float">
            <text:p>0.00130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0.001272" calcext:value-type="float">
            <text:p>0.001272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1276" calcext:value-type="float">
            <text:p>0.001276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1289" calcext:value-type="float">
            <text:p>0.001289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1284" calcext:value-type="float">
            <text:p>0.001284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0.001272" calcext:value-type="float">
            <text:p>0.00127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1271" calcext:value-type="float">
            <text:p>0.00127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1289" calcext:value-type="float">
            <text:p>0.001289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1287" calcext:value-type="float">
            <text:p>0.001287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1286" calcext:value-type="float">
            <text:p>0.001286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0.001279" calcext:value-type="float">
            <text:p>0.001279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1281" calcext:value-type="float">
            <text:p>0.001281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1299" calcext:value-type="float">
            <text:p>0.001299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1298" calcext:value-type="float">
            <text:p>0.001298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1298" calcext:value-type="float">
            <text:p>0.00129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MD</text:p>
          </table:table-cell>
        </table:table-row>
        <table:table-row table:style-name="ro1"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0.002547" calcext:value-type="float">
            <text:p>0.002547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538" calcext:value-type="float">
            <text:p>0.002538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572" calcext:value-type="float">
            <text:p>0.002572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569" calcext:value-type="float">
            <text:p>0.002569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577" calcext:value-type="float">
            <text:p>0.00257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0.00254" calcext:value-type="float">
            <text:p>0.00254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45" calcext:value-type="float">
            <text:p>0.00254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73" calcext:value-type="float">
            <text:p>0.00257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71" calcext:value-type="float">
            <text:p>0.002571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76" calcext:value-type="float">
            <text:p>0.002576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0.00254" calcext:value-type="float">
            <text:p>0.00254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54" calcext:value-type="float">
            <text:p>0.00254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569" calcext:value-type="float">
            <text:p>0.002569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567" calcext:value-type="float">
            <text:p>0.002567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571" calcext:value-type="float">
            <text:p>0.002571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0.002553" calcext:value-type="float">
            <text:p>0.00255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559" calcext:value-type="float">
            <text:p>0.002559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591" calcext:value-type="float">
            <text:p>0.002591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598" calcext:value-type="float">
            <text:p>0.002598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592" calcext:value-type="float">
            <text:p>0.00259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</table:table-row>
        <table:table-row table:style-name="ro1"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0.002561" calcext:value-type="float">
            <text:p>0.002561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57" calcext:value-type="float">
            <text:p>0.00257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595" calcext:value-type="float">
            <text:p>0.002595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591" calcext:value-type="float">
            <text:p>0.002591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2601" calcext:value-type="float">
            <text:p>0.00260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0.002555" calcext:value-type="float">
            <text:p>0.00255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47" calcext:value-type="float">
            <text:p>0.00254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9" calcext:value-type="float">
            <text:p>0.00259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87" calcext:value-type="float">
            <text:p>0.00258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0.002559" calcext:value-type="float">
            <text:p>0.002559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563" calcext:value-type="float">
            <text:p>0.002563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599" calcext:value-type="float">
            <text:p>0.002599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581" calcext:value-type="float">
            <text:p>0.00258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0.002605" calcext:value-type="float">
            <text:p>0.002605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599" calcext:value-type="float">
            <text:p>0.002599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643" calcext:value-type="float">
            <text:p>0.00264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633" calcext:value-type="float">
            <text:p>0.00263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2636" calcext:value-type="float">
            <text:p>0.00263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</table:table-row>
        <table:table-row table:style-name="ro1"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0.00515" calcext:value-type="float">
            <text:p>0.00515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5146" calcext:value-type="float">
            <text:p>0.005146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5496" calcext:value-type="float">
            <text:p>0.005496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05258" calcext:value-type="float">
            <text:p>0.00525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0.005104" calcext:value-type="float">
            <text:p>0.005104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5153" calcext:value-type="float">
            <text:p>0.00515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5313" calcext:value-type="float">
            <text:p>0.00531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5167" calcext:value-type="float">
            <text:p>0.00516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05204" calcext:value-type="float">
            <text:p>0.005204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0.005111" calcext:value-type="float">
            <text:p>0.00511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5168" calcext:value-type="float">
            <text:p>0.005168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5424" calcext:value-type="float">
            <text:p>0.005424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5195" calcext:value-type="float">
            <text:p>0.00519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05207" calcext:value-type="float">
            <text:p>0.005207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0.005187" calcext:value-type="float">
            <text:p>0.005187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5182" calcext:value-type="float">
            <text:p>0.005182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5328" calcext:value-type="float">
            <text:p>0.005328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5257" calcext:value-type="float">
            <text:p>0.005257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05266" calcext:value-type="float">
            <text:p>0.00526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obliczen:</text:p>
          </table:table-cell>
          <table:table-cell office:value-type="string" calcext:value-type="string">
            <text:p>SISD</text:p>
          </table:table-cell>
        </table:table-row>
        <table:table-row table:style-name="ro1"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Liczba</text:p>
          </table:table-cell>
          <table:table-cell office:value-type="string" calcext:value-type="string">
            <text:p>liczb: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  <table:table-cell/>
          <table:table-cell office:value-type="string" calcext:value-type="string">
            <text:p>Sredni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[s]: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0.010261" calcext:value-type="float">
            <text:p>0.010261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10278" calcext:value-type="float">
            <text:p>0.010278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10509" calcext:value-type="float">
            <text:p>0.010509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10399" calcext:value-type="float">
            <text:p>0.010399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0.010449" calcext:value-type="float">
            <text:p>0.010449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0.010228" calcext:value-type="float">
            <text:p>0.01022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10239" calcext:value-type="float">
            <text:p>0.010239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10425" calcext:value-type="float">
            <text:p>0.01042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1034" calcext:value-type="float">
            <text:p>0.01034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010391" calcext:value-type="float">
            <text:p>0.010391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0.010226" calcext:value-type="float">
            <text:p>0.010226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10244" calcext:value-type="float">
            <text:p>0.010244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10687" calcext:value-type="float">
            <text:p>0.010687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10472" calcext:value-type="float">
            <text:p>0.01047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.010408" calcext:value-type="float">
            <text:p>0.010408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0.0104" calcext:value-type="float">
            <text:p>0.0104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10439" calcext:value-type="float">
            <text:p>0.010439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10782" calcext:value-type="float">
            <text:p>0.010782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1125" calcext:value-type="float">
            <text:p>0.01125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0.010578" calcext:value-type="float">
            <text:p>0.010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8:21:40.398598470</meta:creation-date>
    <dc:date>2018-04-17T18:24:31.623275740</dc:date>
    <meta:editing-duration>PT2M51S</meta:editing-duration>
    <meta:editing-cycles>1</meta:editing-cycles>
    <meta:document-statistic meta:table-count="1" meta:cell-count="510" meta:object-count="0"/>
    <meta:generator>LibreOffice/5.4.6.2$Linux_X86_64 LibreOffice_project/40m0$Build-2</meta:generator>
  </office:meta>
</office:document-meta>
</file>